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00008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Excel_20_Built-in_20_Normal">
      <style:table-cell-properties fo:background-color="#cfe7f5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fo:background-color="#cfe7f5"/>
    </style:style>
    <style:style style:name="ce6" style:family="table-cell" style:parent-style-name="Excel_20_Built-in_20_Normal" style:data-style-name="N8000">
      <style:table-cell-properties fo:background-color="#cfe7f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Couleur</text:p>
          </table:table-cell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La visibilité</text:p>
          </table:table-cell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Le focus</text:p>
          </table:table-cell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Les équivalents textuel</text:p>
          </table:table-cell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>
            <text:p>La gestion des états</text:p>
          </table:table-cell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5"/>
          <table:table-cell table:number-columns-repeated="1018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98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8">18/03/2021</text:date>, <text:time>17:4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8T17:40:07</dc:date>
    <meta:document-statistic meta:table-count="1" meta:cell-count="26" meta:object-count="0"/>
    <meta:generator>OpenOffice/4.1.5$Unix OpenOffice.org_project/415m1$Build-9789</meta:generator>
  </office:meta>
</office:document-meta>
</file>